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4">
            <text:p>64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3">
            <text:p>133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2">
            <text:p>132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8">
            <text:p>12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5">
            <text:p>6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>
            <draw:frame table:end-cell-address="Sheet2.O297" table:end-x="0.196cm" table:end-y="0.35cm" draw:z-index="0" draw:style-name="gr1" svg:width="27.192cm" svg:height="6.999cm" svg:x="0.101cm" svg:y="0.099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8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8:08:5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7.193cm" svg:height="7cm" chart:class="chart:line" chart:style-name="ch1">
        <chart:title svg:x="8.913cm" svg:y="0.141cm" chart:style-name="ch2">
          <text:p>Multiresolution Filtering effects (interpolation last)</text:p>
        </chart:title>
        <chart:subtitle svg:x="12.167cm" svg:y="0.784cm" chart:style-name="ch3">
          <text:p>CH: 6, G: 2, w=2</text:p>
        </chart:subtitle>
        <chart:legend chart:legend-position="end" svg:x="24.784cm" svg:y="3.031cm" chart:style-name="ch4"/>
        <chart:plot-area chart:style-name="ch5" table:cell-range-address="Sheet2.A1:Sheet2.B297" svg:x="0.885cm" svg:y="1.375cm" svg:width="23.356cm" svg:height="5.405cm">
          <chart:axis chart:dimension="x" chart:name="primary-x" chart:style-name="ch6">
            <chart:title svg:x="12.015cm" svg:y="6.349cm" chart:style-name="ch7">
              <text:p>Frame/step</text:p>
            </chart:title>
          </chart:axis>
          <chart:axis chart:dimension="y" chart:name="primary-y" chart:style-name="ch6">
            <chart:title svg:x="0.544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